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Gaetan</text:p>
          </table:table-cell>
          <table:table-cell table:style-name="ce4" office:value-type="string" calcext:value-type="string">
            <text:p>Barlo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Bastareaud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Laurent</text:p>
          </table:table-cell>
          <table:table-cell table:style-name="ce4" office:value-type="string" calcext:value-type="string">
            <text:p>Cabann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Cyril</text:p>
          </table:table-cell>
          <table:table-cell table:style-name="ce4" office:value-type="string" calcext:value-type="string">
            <text:p>Cazea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3" office:value-type="string" calcext:value-type="string">
            <text:p>Damien</text:p>
          </table:table-cell>
          <table:table-cell table:style-name="ce16" office:value-type="string" calcext:value-type="string">
            <text:p>Choul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Deba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Drean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8" calcext:value-type="float">
            <text:p>158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9" calcext:value-type="float">
            <text:p>159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0" calcext:value-type="float">
            <text:p>160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2" calcext:value-type="float">
            <text:p>162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3" calcext:value-type="float">
            <text:p>163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4" calcext:value-type="float">
            <text:p>164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Bachop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o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19" office:value-type="string" calcext:value-type="string">
            <text:p>Leroy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19" office:value-type="string" calcext:value-type="string">
            <text:p>Andy</text:p>
          </table:table-cell>
          <table:table-cell table:style-name="ce19" office:value-type="string" calcext:value-type="string">
            <text:p>Elli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o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Marty</text:p>
          </table:table-cell>
          <table:table-cell table:style-name="ce19" office:value-type="string" calcext:value-type="string">
            <text:p>Hola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Hoth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ak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Lars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table:style-name="ce19" office:value-type="string" calcext:value-type="string">
            <text:p>Norm</text:p>
          </table:table-cell>
          <table:table-cell table:style-name="ce19" office:value-type="string" calcext:value-type="string">
            <text:p>Max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cDow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277" calcext:value-type="float">
            <text:p>277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Park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roct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Shelf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Hoskins</text:p>
          </table:table-cell>
          <table:table-cell office:value-type="string" calcext:value-type="string">
            <text:p>Sotu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3" calcext:value-type="float">
            <text:p>313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4" calcext:value-type="float">
            <text:p>31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5" calcext:value-type="float">
            <text:p>315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6" calcext:value-type="float">
            <text:p>316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7" calcext:value-type="float">
            <text:p>317</text:p>
          </table:table-cell>
          <table:table-cell office:value-type="string" calcext:value-type="string">
            <text:p>Neemia</text:p>
          </table:table-cell>
          <table:table-cell office:value-type="string" calcext:value-type="string">
            <text:p>Tialat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8" calcext:value-type="float">
            <text:p>3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i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9" calcext:value-type="float">
            <text:p>319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0" calcext:value-type="float">
            <text:p>3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1" calcext:value-type="float">
            <text:p>321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Tupa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2" calcext:value-type="float">
            <text:p>322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3" calcext:value-type="float">
            <text:p>323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4" calcext:value-type="float">
            <text:p>324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5" calcext:value-type="float">
            <text:p>32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6" calcext:value-type="float">
            <text:p>326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7" calcext:value-type="float">
            <text:p>32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8" calcext:value-type="float">
            <text:p>328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9" calcext:value-type="float">
            <text:p>329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0" calcext:value-type="float">
            <text:p>330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1" calcext:value-type="float">
            <text:p>331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2" calcext:value-type="float">
            <text:p>33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3" calcext:value-type="float">
            <text:p>333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Wrigh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Ala'alato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exand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Berrick</text:p>
          </table:table-cell>
          <table:table-cell office:value-type="string" calcext:value-type="string">
            <text:p>Bar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5"/>
          <table:table-cell table:number-columns-repeated="237"/>
          <table:table-cell table:style-name="Default" table:number-columns-repeated="16122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table:style-name="ce19" office:value-type="string" calcext:value-type="string">
            <text:p>Brendan</text:p>
          </table:table-cell>
          <table:table-cell table:style-name="ce19" office:value-type="string" calcext:value-type="string">
            <text:p>Cann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ole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19" office:value-type="string" calcext:value-type="string">
            <text:p>Tony</text:p>
          </table:table-cell>
          <table:table-cell table:style-name="ce19" office:value-type="string" calcext:value-type="string">
            <text:p>Dal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Dunning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aessl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Folau</text:p>
          </table:table-cell>
          <table:table-cell office:value-type="string" calcext:value-type="string">
            <text:p>Fainga'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30" calcext:value-type="float">
            <text:p>43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Langi</text:p>
          </table:table-cell>
          <table:table-cell office:value-type="string" calcext:value-type="string">
            <text:p>Glee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Gord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Haylett-Petty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table:style-name="ce19" office:value-type="string" calcext:value-type="string">
            <text:p>Reece</text:p>
          </table:table-cell>
          <table:table-cell table:style-name="ce19" office:value-type="string" calcext:value-type="string">
            <text:p>Hodg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Ikit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Digby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orgense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ellaway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eot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63" calcext:value-type="float">
            <text:p>463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64" calcext:value-type="float">
            <text:p>464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y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McCa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McKenzi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73" calcext:value-type="float">
            <text:p>473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Zane</text:p>
          </table:table-cell>
          <table:table-cell table:style-name="ce19" office:value-type="string" calcext:value-type="string">
            <text:p>Nonggor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aisam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Pau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Philip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7" calcext:value-type="float">
            <text:p>48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8" calcext:value-type="float">
            <text:p>48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9" calcext:value-type="float">
            <text:p>48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ollar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1" calcext:value-type="float">
            <text:p>491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2" calcext:value-type="float">
            <text:p>49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3" calcext:value-type="float">
            <text:p>493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4" calcext:value-type="float">
            <text:p>494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office:value-type="string" calcext:value-type="string">
            <text:p>Benn</text:p>
          </table:table-cell>
          <table:table-cell office:value-type="string" calcext:value-type="string">
            <text:p>Robin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office:value-type="string" calcext:value-type="string">
            <text:p>Izack</text:p>
          </table:table-cell>
          <table:table-cell office:value-type="string" calcext:value-type="string">
            <text:p>Rodd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table:style-name="ce19" office:value-type="string" calcext:value-type="string">
            <text:p>Mat</text:p>
          </table:table-cell>
          <table:table-cell table:style-name="ce19" office:value-type="string" calcext:value-type="string">
            <text:p>Roger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9" calcext:value-type="float">
            <text:p>499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office:value-type="string" calcext:value-type="string">
            <text:p>Lukhan</text:p>
          </table:table-cell>
          <table:table-cell office:value-type="string" calcext:value-type="string">
            <text:p>Salakaia-Lot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1" calcext:value-type="float">
            <text:p>501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2" calcext:value-type="float">
            <text:p>502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3" calcext:value-type="float">
            <text:p>50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4" calcext:value-type="float">
            <text:p>5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5" calcext:value-type="float">
            <text:p>505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6" calcext:value-type="float">
            <text:p>50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7" calcext:value-type="float">
            <text:p>507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8" calcext:value-type="float">
            <text:p>50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9" calcext:value-type="float">
            <text:p>509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Tizzan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1" calcext:value-type="float">
            <text:p>511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2" calcext:value-type="float">
            <text:p>512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3" calcext:value-type="float">
            <text:p>513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4" calcext:value-type="float">
            <text:p>514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5" calcext:value-type="float">
            <text:p>515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6" calcext:value-type="float">
            <text:p>516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7" calcext:value-type="float">
            <text:p>517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8" calcext:value-type="float">
            <text:p>518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Wau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9" calcext:value-type="float">
            <text:p>519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0" calcext:value-type="float">
            <text:p>520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1" calcext:value-type="float">
            <text:p>52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2" calcext:value-type="float">
            <text:p>52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3" calcext:value-type="float">
            <text:p>5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4" calcext:value-type="float">
            <text:p>524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Young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Dalto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Deon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Houga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Corne</text:p>
          </table:table-cell>
          <table:table-cell table:style-name="ce16" office:value-type="string" calcext:value-type="string">
            <text:p>Krig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Herschel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Ricky</text:p>
          </table:table-cell>
          <table:table-cell table:style-name="ce16" office:value-type="string" calcext:value-type="string">
            <text:p>Janua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Nortj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Danie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Small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1" calcext:value-type="float">
            <text:p>671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Gurthro</text:p>
          </table:table-cell>
          <table:table-cell table:style-name="ce16" office:value-type="string" calcext:value-type="string">
            <text:p>Steenkamp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RSA</text:p>
          </table:table-cell>
          <table:table-cell table:style-name="ce16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7" calcext:value-type="float">
            <text:p>677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8" calcext:value-type="float">
            <text:p>678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9" calcext:value-type="float">
            <text:p>679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0" calcext:value-type="float">
            <text:p>680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1" calcext:value-type="float">
            <text:p>681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2" calcext:value-type="float">
            <text:p>682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3" calcext:value-type="float">
            <text:p>68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4" calcext:value-type="float">
            <text:p>684</text:p>
          </table:table-cell>
          <table:table-cell table:style-name="ce16" office:value-type="string" calcext:value-type="string">
            <text:p>Marco</text:p>
          </table:table-cell>
          <table:table-cell table:style-name="ce16" office:value-type="string" calcext:value-type="string">
            <text:p>Van Stad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5" calcext:value-type="float">
            <text:p>68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6" calcext:value-type="float">
            <text:p>686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7" calcext:value-type="float">
            <text:p>687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8" calcext:value-type="float">
            <text:p>688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9" calcext:value-type="float">
            <text:p>689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90" calcext:value-type="float">
            <text:p>690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Cherr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Den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Bruce</text:p>
          </table:table-cell>
          <table:table-cell table:style-name="ce16" office:value-type="string" calcext:value-type="string">
            <text:p>Dougla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Gilchris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Jim</text:p>
          </table:table-cell>
          <table:table-cell table:style-name="ce16" office:value-type="string" calcext:value-type="string">
            <text:p>Ham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Harri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Hu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7" calcext:value-type="float">
            <text:p>67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Ker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Law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tafford</text:p>
          </table:table-cell>
          <table:table-cell table:style-name="ce16" office:value-type="string" calcext:value-type="string">
            <text:p>McDow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McInall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Euan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Jon</text:p>
          </table:table-cell>
          <table:table-cell table:style-name="ce16" office:value-type="string" calcext:value-type="string">
            <text:p>Petr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Rei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Ro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66" calcext:value-type="float">
            <text:p>866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67" calcext:value-type="float">
            <text:p>867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68" calcext:value-type="float">
            <text:p>868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69" calcext:value-type="float">
            <text:p>86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0" calcext:value-type="float">
            <text:p>870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1" calcext:value-type="float">
            <text:p>87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2" calcext:value-type="float">
            <text:p>872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73" calcext:value-type="float">
            <text:p>873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4" calcext:value-type="float">
            <text:p>874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tey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5" calcext:value-type="float">
            <text:p>875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6" calcext:value-type="float">
            <text:p>876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Suther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7" calcext:value-type="float">
            <text:p>87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8" calcext:value-type="float">
            <text:p>87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79" calcext:value-type="float">
            <text:p>87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0" calcext:value-type="float">
            <text:p>880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Tur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1" calcext:value-type="float">
            <text:p>881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2" calcext:value-type="float">
            <text:p>882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3" calcext:value-type="float">
            <text:p>883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4" calcext:value-type="float">
            <text:p>88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5" calcext:value-type="float">
            <text:p>88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6" calcext:value-type="float">
            <text:p>886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Keiron</text:p>
          </table:table-cell>
          <table:table-cell table:style-name="ce16" office:value-type="string" calcext:value-type="string">
            <text:p>Assiratt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Baldw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Coop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Eli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Mason</text:p>
          </table:table-cell>
          <table:table-cell table:style-name="ce16" office:value-type="string" calcext:value-type="string">
            <text:p>Gra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Moriart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Navid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Reff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Rowlan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2" calcext:value-type="float">
            <text:p>1072</text:p>
          </table:table-cell>
          <table:table-cell table:style-name="ce16" office:value-type="string" calcext:value-type="string">
            <text:p>Nicky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3" calcext:value-type="float">
            <text:p>1073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4" calcext:value-type="float">
            <text:p>1074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5" calcext:value-type="float">
            <text:p>107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6" calcext:value-type="float">
            <text:p>107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7" calcext:value-type="float">
            <text:p>1077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8" calcext:value-type="float">
            <text:p>1078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9" calcext:value-type="float">
            <text:p>1079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0" calcext:value-type="float">
            <text:p>108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81" calcext:value-type="float">
            <text:p>108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ebb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2" calcext:value-type="float">
            <text:p>1082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3" calcext:value-type="float">
            <text:p>1083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4" calcext:value-type="float">
            <text:p>1084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5" calcext:value-type="float">
            <text:p>1085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86" calcext:value-type="float">
            <text:p>1086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7" calcext:value-type="float">
            <text:p>1087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8" calcext:value-type="float">
            <text:p>1088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9" calcext:value-type="float">
            <text:p>108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90" calcext:value-type="float">
            <text:p>1090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Bair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Costell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Reggie</text:p>
          </table:table-cell>
          <table:table-cell table:style-name="ce16" office:value-type="string" calcext:value-type="string">
            <text:p>Corr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Jerry</text:p>
          </table:table-cell>
          <table:table-cell table:style-name="ce16" office:value-type="string" calcext:value-type="string">
            <text:p>Flann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Fo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41" calcext:value-type="float">
            <text:p>1241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Kilcoy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43" calcext:value-type="float">
            <text:p>1243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44" calcext:value-type="float">
            <text:p>1244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Mad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Mill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Jordi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Calvin</text:p>
          </table:table-cell>
          <table:table-cell table:style-name="ce16" office:value-type="string" calcext:value-type="string">
            <text:p>Nas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0" calcext:value-type="float">
            <text:p>1270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1" calcext:value-type="float">
            <text:p>127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2" calcext:value-type="float">
            <text:p>127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3" calcext:value-type="float">
            <text:p>127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4" calcext:value-type="float">
            <text:p>1274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5" calcext:value-type="float">
            <text:p>1275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6" calcext:value-type="float">
            <text:p>1276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7" calcext:value-type="float">
            <text:p>1277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8" calcext:value-type="float">
            <text:p>1278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9" calcext:value-type="float">
            <text:p>1279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80" calcext:value-type="float">
            <text:p>1280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81" calcext:value-type="float">
            <text:p>128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82" calcext:value-type="float">
            <text:p>1282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83" calcext:value-type="float">
            <text:p>1283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Kyran</text:p>
          </table:table-cell>
          <table:table-cell table:style-name="ce16" office:value-type="string" calcext:value-type="string">
            <text:p>Brack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Noah</text:p>
          </table:table-cell>
          <table:table-cell table:style-name="ce16" office:value-type="string" calcext:value-type="string">
            <text:p>Caluor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lark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Crof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Austin</text:p>
          </table:table-cell>
          <table:table-cell table:style-name="ce16" office:value-type="string" calcext:value-type="string">
            <text:p>Hea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Marti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No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Palm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Reg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Graham</text:p>
          </table:table-cell>
          <table:table-cell table:style-name="ce16" office:value-type="string" calcext:value-type="string">
            <text:p>Rowntre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1" calcext:value-type="float">
            <text:p>149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2" calcext:value-type="float">
            <text:p>1492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3" calcext:value-type="float">
            <text:p>149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4" calcext:value-type="float">
            <text:p>1494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5" calcext:value-type="float">
            <text:p>149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6" calcext:value-type="float">
            <text:p>1496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Steve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7" calcext:value-type="float">
            <text:p>1497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8" calcext:value-type="float">
            <text:p>1498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9" calcext:value-type="float">
            <text:p>1499</text:p>
          </table:table-cell>
          <table:table-cell table:style-name="ce19" office:value-type="string" calcext:value-type="string">
            <text:p>Mathew</text:p>
          </table:table-cell>
          <table:table-cell table:style-name="ce19" office:value-type="string" calcext:value-type="string">
            <text:p>Tai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0" calcext:value-type="float">
            <text:p>1500</text:p>
          </table:table-cell>
          <table:table-cell table:style-name="ce19" office:value-type="string" calcext:value-type="string">
            <text:p>Mike</text:p>
          </table:table-cell>
          <table:table-cell table:style-name="ce19" office:value-type="string" calcext:value-type="string">
            <text:p>Tind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1" calcext:value-type="float">
            <text:p>1501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2" calcext:value-type="float">
            <text:p>1502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3" calcext:value-type="float">
            <text:p>150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4" calcext:value-type="float">
            <text:p>1504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5" calcext:value-type="float">
            <text:p>1505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6" calcext:value-type="float">
            <text:p>150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7" calcext:value-type="float">
            <text:p>1507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8" calcext:value-type="float">
            <text:p>1508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09" calcext:value-type="float">
            <text:p>1509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0" calcext:value-type="float">
            <text:p>1510</text:p>
          </table:table-cell>
          <table:table-cell table:style-name="ce16" office:value-type="string" calcext:value-type="string">
            <text:p>Julia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1" calcext:value-type="float">
            <text:p>1511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2" calcext:value-type="float">
            <text:p>15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3" calcext:value-type="float">
            <text:p>151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4" calcext:value-type="float">
            <text:p>1514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5" calcext:value-type="float">
            <text:p>1515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6" calcext:value-type="float">
            <text:p>151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517" calcext:value-type="float">
            <text:p>151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Big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Niccol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itta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Del Fav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ellap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Festucci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Fische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Fuser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ann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Geldenhuys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Go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2" calcext:value-type="float">
            <text:p>1632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vo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3" calcext:value-type="float">
            <text:p>1633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4" calcext:value-type="float">
            <text:p>1634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5" calcext:value-type="float">
            <text:p>1635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6" calcext:value-type="float">
            <text:p>1636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or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7" calcext:value-type="float">
            <text:p>1637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8" calcext:value-type="float">
            <text:p>1638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Nicot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9" calcext:value-type="float">
            <text:p>1639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Orqu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1" calcext:value-type="float">
            <text:p>164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Padov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2" calcext:value-type="float">
            <text:p>16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age-Re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43" calcext:value-type="float">
            <text:p>1643</text:p>
          </table:table-cell>
          <table:table-cell office:value-type="string" calcext:value-type="string">
            <text:p>Guglielmo</text:p>
          </table:table-cell>
          <table:table-cell office:value-type="string" calcext:value-type="string">
            <text:p>Palazz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4" calcext:value-type="float">
            <text:p>1644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5" calcext:value-type="float">
            <text:p>1645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6" calcext:value-type="float">
            <text:p>1646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47" calcext:value-type="float">
            <text:p>1647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Spagno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48" calcext:value-type="float">
            <text:p>1648</text:p>
          </table:table-cell>
          <table:table-cell office:value-type="string" calcext:value-type="string">
            <text:p>Braam</text:p>
          </table:table-cell>
          <table:table-cell office:value-type="string" calcext:value-type="string">
            <text:p>Stey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9" calcext:value-type="float">
            <text:p>164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51" calcext:value-type="float">
            <text:p>1651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2" calcext:value-type="float">
            <text:p>165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Varney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3" calcext:value-type="float">
            <text:p>1653</text:p>
          </table:table-cell>
          <table:table-cell office:value-type="string" calcext:value-type="string">
            <text:p>Giovanbattista</text:p>
          </table:table-cell>
          <table:table-cell office:value-type="string" calcext:value-type="string">
            <text:p>Vendi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4" calcext:value-type="float">
            <text:p>1654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Vintcent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5" calcext:value-type="float">
            <text:p>1655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6" calcext:value-type="float">
            <text:p>1656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Zuli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iz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int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ord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Delgu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Garc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Gonzal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onzalez Amorosi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onzalez Iglesi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ezan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Medra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M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5" calcext:value-type="float">
            <text:p>1745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6" calcext:value-type="float">
            <text:p>1746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7" calcext:value-type="float">
            <text:p>1747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ogu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8" calcext:value-type="float">
            <text:p>1748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Orlando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9" calcext:value-type="float">
            <text:p>1749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Ortega Desi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Ovie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1" calcext:value-type="float">
            <text:p>1751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2" calcext:value-type="float">
            <text:p>175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3" calcext:value-type="float">
            <text:p>1753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4" calcext:value-type="float">
            <text:p>1754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5" calcext:value-type="float">
            <text:p>1755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6" calcext:value-type="float">
            <text:p>1756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bio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57" calcext:value-type="float">
            <text:p>175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Rui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8" calcext:value-type="float">
            <text:p>1758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9" calcext:value-type="float">
            <text:p>17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61" calcext:value-type="float">
            <text:p>1761</text:p>
          </table:table-cell>
          <table:table-cell office:value-type="string" calcext:value-type="string">
            <text:p>Nahuel</text:p>
          </table:table-cell>
          <table:table-cell office:value-type="string" calcext:value-type="string">
            <text:p>Tetaz Chapar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2" calcext:value-type="float">
            <text:p>1762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3" calcext:value-type="float">
            <text:p>1763</text:p>
          </table:table-cell>
          <table:table-cell office:value-type="string" calcext:value-type="string">
            <text:p>Mayco</text:p>
          </table:table-cell>
          <table:table-cell office:value-type="string" calcext:value-type="string">
            <text:p>Viv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Elia</text:p>
          </table:table-cell>
          <table:table-cell office:value-type="string" calcext:value-type="string">
            <text:p>Canakaiv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Ikaniver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office:value-type="string" calcext:value-type="string">
            <text:p>Simione</text:p>
          </table:table-cell>
          <table:table-cell office:value-type="string" calcext:value-type="string">
            <text:p>Kuruvol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Temo</text:p>
          </table:table-cell>
          <table:table-cell office:value-type="string" calcext:value-type="string">
            <text:p>Mayanavanu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Eroni</text:p>
          </table:table-cell>
          <table:table-cell office:value-type="string" calcext:value-type="string">
            <text:p>Maw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Kini</text:p>
          </table:table-cell>
          <table:table-cell office:value-type="string" calcext:value-type="string">
            <text:p>Murimur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office:value-type="string" calcext:value-type="string">
            <text:p>Isoa</text:p>
          </table:table-cell>
          <table:table-cell office:value-type="string" calcext:value-type="string">
            <text:p>Nasilasi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office:value-type="string" calcext:value-type="string">
            <text:p>Kalaveti</text:p>
          </table:table-cell>
          <table:table-cell office:value-type="string" calcext:value-type="string">
            <text:p>Ravouvo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Selestino</text:p>
          </table:table-cell>
          <table:table-cell office:value-type="string" calcext:value-type="string">
            <text:p>Ravutaumad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4" calcext:value-type="float">
            <text:p>1844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5" calcext:value-type="float">
            <text:p>1845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6" calcext:value-type="float">
            <text:p>1846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7" calcext:value-type="float">
            <text:p>1847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Tawak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8" calcext:value-type="float">
            <text:p>1848</text:p>
          </table:table-cell>
          <table:table-cell office:value-type="string" calcext:value-type="string">
            <text:p>Talemaitoga</text:p>
          </table:table-cell>
          <table:table-cell office:value-type="string" calcext:value-type="string">
            <text:p>Tuapat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9" calcext:value-type="float">
            <text:p>1849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0" calcext:value-type="float">
            <text:p>1850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1" calcext:value-type="float">
            <text:p>1851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2" calcext:value-type="float">
            <text:p>1852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Vocevoc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3" calcext:value-type="float">
            <text:p>1853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olavo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4" calcext:value-type="float">
            <text:p>1854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5" calcext:value-type="float">
            <text:p>1855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6" calcext:value-type="float">
            <text:p>1856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 table:number-rows-repeated="1047418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1116:Feuille1.C11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 style:data-style-name="N2" text:time-value="13:40:15.18283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0-25T13:45:37.522403800</dc:date>
    <meta:editing-cycles>357</meta:editing-cycles>
    <meta:editing-duration>P25DT8H58M57S</meta:editing-duration>
    <meta:generator>LibreOffice/25.2.6.2$Windows_X86_64 LibreOffice_project/729c5bfe710f5eb71ed3bbde9e06a6065e9c6c5d</meta:generator>
    <meta:document-statistic meta:table-count="1" meta:cell-count="13938" meta:object-count="0"/>
  </office:meta>
</office:document-meta>
</file>